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color="#000000" style:font-name="Times New Roman" fo:font-size="12pt" style:font-name-asian="BNKFGP+TimesNewRoman" style:font-size-asian="12pt" style:font-name-complex="BNKFGP+TimesNewRoman" style:font-size-complex="12pt"/>
    </style:style>
    <style:style style:name="P15" style:family="paragraph" style:parent-style-name="Standard">
      <style:text-properties fo:color="#000000" style:font-name="Times New Roman" fo:font-size="16pt" style:font-name-asian="BNKFGP+TimesNewRoman" style:font-size-asian="16pt" style:font-name-complex="BNKFGP+TimesNewRoman" style:font-size-complex="16pt"/>
    </style:style>
    <style:style style:name="P16" style:family="paragraph" style:parent-style-name="Standard" style:list-style-name="L4">
      <style:text-properties fo:color="#000000" style:font-name="Times New Roman" fo:font-size="12pt" style:font-name-asian="BNKFGP+TimesNewRoman" style:font-size-asian="12pt" style:font-name-complex="BNKFGP+TimesNewRoman" style:font-size-complex="12pt"/>
    </style:style>
    <style:style style:name="P17" style:family="paragraph" style:parent-style-name="Standard" style:list-style-name="L5">
      <style:text-properties fo:color="#000000" style:font-name="Times New Roman" fo:font-size="12pt" style:font-name-asian="BNKFGP+TimesNewRoman" style:font-size-asian="12pt" style:font-name-complex="BNKFGP+TimesNewRoman" style:font-size-complex="12pt"/>
    </style:style>
    <style:style style:name="P18" style:family="paragraph" style:parent-style-name="Standard" style:list-style-name="L6">
      <style:text-properties fo:color="#000000" style:font-name="Times New Roman" fo:font-size="12pt" style:font-name-asian="BNKFGP+TimesNewRoman" style:font-size-asian="12pt" style:font-name-complex="BNKFGP+TimesNewRoman" style:font-size-complex="12pt"/>
    </style:style>
    <style:style style:name="P19" style:family="paragraph" style:parent-style-name="Standard" style:list-style-name="L7">
      <style:text-properties fo:color="#000000" style:font-name="Times New Roman" fo:font-size="12pt" style:font-name-asian="BNKFGP+TimesNewRoman" style:font-size-asian="12pt" style:font-name-complex="BNKFGP+TimesNewRoman" style:font-size-complex="12pt"/>
    </style:style>
    <style:style style:name="P20" style:family="paragraph" style:parent-style-name="Standard" style:list-style-name="L8">
      <style:text-properties fo:color="#000000" style:font-name="Times New Roman" fo:font-size="12pt" style:font-name-asian="BNKFGP+TimesNewRoman" style:font-size-asian="12pt" style:font-name-complex="BNKFGP+TimesNewRoman" style:font-size-complex="12pt"/>
    </style:style>
    <style:style style:name="P21" style:family="paragraph" style:parent-style-name="Standard" style:list-style-name="L9">
      <style:text-properties fo:color="#000000" style:font-name="Times New Roman" fo:font-size="12pt" style:font-name-asian="BNKFGP+TimesNewRoman" style:font-size-asian="12pt" style:font-name-complex="BNKFGP+TimesNewRoman" style:font-size-complex="12pt"/>
    </style:style>
    <style:style style:name="P22" style:family="paragraph" style:parent-style-name="Standard" style:list-style-name="L10">
      <style:text-properties fo:color="#000000" style:font-name="Times New Roman" fo:font-size="12pt" style:font-name-asian="BNKFGP+TimesNewRoman" style:font-size-asian="12pt" style:font-name-complex="BNKFGP+TimesNewRoman" style:font-size-complex="12pt"/>
    </style:style>
    <style:style style:name="P23" style:family="paragraph" style:parent-style-name="Standard">
      <style:text-properties fo:color="#000000" style:font-name="Times New Roman" fo:font-size="12pt" style:text-underline-style="none" style:font-name-asian="BNKFGP+TimesNewRoman" style:font-size-asian="12pt" style:font-name-complex="BNKFGP+TimesNewRoman" style:font-size-complex="12pt"/>
    </style:style>
    <style:style style:name="P24" style:family="paragraph" style:parent-style-name="Heading_20_5" style:list-style-name="L11"/>
    <style:style style:name="P25" style:family="paragraph" style:parent-style-name="Heading_20_5" style:list-style-name="L12"/>
    <style:style style:name="P26" style:family="paragraph" style:parent-style-name="Standard" style:list-style-name="L13">
      <style:text-properties style:font-name="Times New Roman" fo:font-size="12pt" style:font-size-asian="12pt" style:font-size-complex="12pt"/>
    </style:style>
    <style:style style:name="P27" style:family="paragraph" style:parent-style-name="Normal" style:list-style-name="L13">
      <style:text-properties fo:color="#000000" style:font-name="Times New Roman" fo:font-size="12pt" style:font-name-asian="BNKFGP+TimesNewRoman" style:font-size-asian="12pt" style:font-name-complex="BNKFGP+TimesNewRoman" style:font-size-complex="12pt"/>
    </style:style>
    <style:style style:name="P28" style:family="paragraph" style:parent-style-name="Standard">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29" style:family="paragraph" style:parent-style-name="Text_20_body" style:list-style-name="L14">
      <style:paragraph-properties fo:margin-top="0cm" fo:margin-bottom="0cm"/>
    </style:style>
    <style:style style:name="P30" style:family="paragraph" style:parent-style-name="Text_20_body" style:list-style-name="L14"/>
    <style:style style:name="P31" style:family="paragraph" style:parent-style-name="Text_20_body" style:list-style-name="L15">
      <style:paragraph-properties fo:margin-top="0cm" fo:margin-bottom="0cm"/>
      <style:text-properties fo:color="#000000" style:font-name="Times New Roman" fo:font-size="12pt" style:font-name-asian="BNKFGP+TimesNewRoman" style:font-size-asian="12pt" style:font-name-complex="BNKFGP+TimesNewRoman" style:font-size-complex="12pt"/>
    </style:style>
    <style:style style:name="P32" style:family="paragraph" style:parent-style-name="Text_20_body" style:list-style-name="L16">
      <style:paragraph-properties fo:margin-top="0cm" fo:margin-bottom="0cm"/>
    </style:style>
    <style:style style:name="P33" style:family="paragraph" style:parent-style-name="Text_20_body" style:list-style-name="L16"/>
    <style:style style:name="P34" style:family="paragraph" style:parent-style-name="Standard">
      <style:text-properties fo:color="#000000" style:font-name="Times New Roman" fo:font-size="12pt" style:font-name-asian="BNKFGP+TimesNewRoman" style:font-size-asian="12pt" style:font-name-complex="BNKFGP+TimesNewRoman" style:font-size-complex="12pt"/>
    </style:style>
    <style:style style:name="P35" style:family="paragraph" style:parent-style-name="Standard">
      <style:text-properties fo:font-weight="normal" style:font-weight-asian="normal" style:font-weight-complex="normal"/>
    </style:style>
    <style:style style:name="P36" style:family="paragraph" style:parent-style-name="Heading_20_1">
      <style:text-properties fo:color="#000000" style:font-name="Times New Roman" fo:font-size="12pt" style:font-name-asian="BNKFGP+TimesNewRoman" style:font-size-asian="12pt" style:font-name-complex="BNKFGP+TimesNewRoman"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font-name-asian="BNKFGP+TimesNewRoman" style:font-name-complex="BNKFGP+TimesNewRoman"/>
    </style:style>
    <style:style style:name="T4" style:family="text">
      <style:text-properties fo:color="#000000" style:font-name-asian="BNKJDM+TimesNewRoman,Italic" style:font-name-complex="BNKJDM+TimesNewRoman,Italic"/>
    </style:style>
    <style:style style:name="T5" style:family="text">
      <style:text-properties style:font-name-asian="BNKJDM+TimesNewRoman,Italic" style:font-name-complex="BNKJDM+TimesNewRoman,Italic"/>
    </style:style>
    <style:style style:name="T6" style:family="text">
      <style:text-properties fo:color="#000000" style:font-name="Times New Roman" fo:font-size="12pt" style:font-name-asian="BNKFGP+TimesNewRoman" style:font-size-asian="12pt" style:font-name-complex="BNKFGP+TimesNewRoman" style:font-size-complex="12pt"/>
    </style:style>
    <style:style style:name="T7" style:family="text">
      <style:text-properties fo:color="#000080" style:font-name="Times New Roman" fo:font-size="12pt" style:font-name-asian="BNKFGP+TimesNewRoman" style:font-size-asian="12pt" style:font-name-complex="BNKFGP+TimesNewRoman"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omain</text:span> : Présentation d'un réseau ad hoc et des protocoles en général</text:p>
      <text:p text:style-name="P1">Anthony<text:span text:style-name="T2"> : Rappel du sujet</text:span></text:p>
      <text:p text:style-name="P2">Laurent <text:span text:style-name="T2">: mise en forme</text:span></text:p>
      <text:p text:style-name="P3"/>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Présentation du sujet<text:tab/>3</text:p>
          <text:p text:style-name="P6">But du sujet<text:tab/>3</text:p>
          <text:p text:style-name="P6">Evaluation<text:tab/>3</text:p>
          <text:p text:style-name="P6">Liens<text:tab/>3</text:p>
          <text:p text:style-name="P5">Présentation<text:tab/>3</text:p>
          <text:p text:style-name="P6">Déroulement<text:tab/>3</text:p>
          <text:p text:style-name="P6">Matériel<text:tab/>3</text:p>
          <text:p text:style-name="P5">Résumé<text:tab/>3</text:p>
          <text:p text:style-name="P6">Environnement mobile<text:tab/>3</text:p>
          <text:p text:style-name="P6">Réseau ad hoc<text:tab/>4</text:p>
          <text:p text:style-name="P7">Définition 1<text:tab/>4</text:p>
          <text:p text:style-name="P7">Définition 2<text:tab/>4</text:p>
          <text:p text:style-name="P7">Applications<text:tab/>4</text:p>
          <text:p text:style-name="P7">2 types de réseaux<text:tab/>4</text:p>
          <text:p text:style-name="P7">principes<text:tab/>4</text:p>
          <text:p text:style-name="P7">problèmes / handicaps<text:tab/>4</text:p>
          <text:p text:style-name="P6">Routage<text:tab/>5</text:p>
          <text:p text:style-name="P7">2 types de routage<text:tab/>5</text:p>
          <text:p text:style-name="P7">3 catégories de routage<text:tab/>5</text:p>
          <text:p text:style-name="P7">Performance<text:tab/>5</text:p>
          <text:p text:style-name="P8">Pro-actif<text:tab/>5</text:p>
          <text:p text:style-name="P9">DSDV<text:tab/>5</text:p>
          <text:p text:style-name="P9">FSR<text:tab/>5</text:p>
          <text:p text:style-name="P9">HSR<text:tab/>5</text:p>
          <text:p text:style-name="P9">DREAM<text:tab/>5</text:p>
          <text:p text:style-name="P8">Réactifs<text:tab/>5</text:p>
          <text:p text:style-name="P9">DSR (Dynamic Source Routing)<text:tab/>5</text:p>
          <text:p text:style-name="P9">AODV<text:tab/>6</text:p>
          <text:p text:style-name="P9">TORA<text:tab/>6</text:p>
          <text:p text:style-name="P9">RDMAR<text:tab/>6</text:p>
          <text:p text:style-name="P5">Références<text:tab/>6</text:p>
          <text:p text:style-name="P6">AdHoc_Presentation.pdf<text:tab/>6</text:p>
          <text:p text:style-name="P6">ReseauxAdhoc.pdf<text:tab/>7</text:p>
        </text:index-body>
      </text:table-of-content>
      <text:p text:style-name="Text_20_body"/>
      <text:h text:style-name="P10" text:outline-level="1">Sujet</text:h>
      <text:h text:style-name="Heading_20_2" text:outline-level="2">But du sujet</text:h>
      <text:p text:style-name="P3">- Situer la technologie étudiée dans son contexte avec ses objectifs</text:p>
      <text:p text:style-name="P3">- Présenter les solutions techniques qu'elle met en oeuvre</text:p>
      <text:p text:style-name="P3">- Discuter ses avantages / inconvénients et concurrents éventuels</text:p>
      <text:h text:style-name="Heading_20_2" text:outline-level="2">Evaluation</text:h>
      <text:p text:style-name="P3">- Contenu technique (et sa compréhension des orateurs)</text:p>
      <text:p text:style-name="P3">- Compréhension par les orateurs (pédagogie / qualité de présentation, tant oral qu'écrit)</text:p>
      <text:h text:style-name="Heading_20_2" text:outline-level="2">Liens</text:h>
      <text:p text:style-name="P3">- Implémentations existantes d'AODV : http://www.comnets.uni-bremen.de/~koo/manet-impl.html</text:p>
      <text:p text:style-name="P3">- Implémentations existantes de OLSR : http://www.comnets.uni-bremen.de/~koo/OLSR.html</text:p>
      <text:p text:style-name="P3">- Implémentations existantes de DSR : http://www.comnets.uni-bremen.de/~koo/DSR.html</text:p>
      <text:p text:style-name="P3">- Implémentations existantes de TBRPF : http://www.comnets.uni-bremen.de/~koo/TBRPF.html</text:p>
      <text:p text:style-name="P3">- OLSR/Windows (paris sans fil) : http://www.paris-sansfil.fr/OLSR/Windows</text:p>
      <text:p text:style-name="P3">- AODV (réseau citoyen, bruxelle) : <text:a xlink:type="simple" xlink:href="http://www.reseaucitoyen.be/wiki/index.php/AODV">http://www.reseaucitoyen.be/wiki/index.php/AODV</text:a></text:p>
      <text:p text:style-name="P3">- AODV (windows) : http://moment.cs.ucsb.edu/AODV/aodv-windows.html</text:p>
      <text:p text:style-name="P3">- OLSR (paris sans fil) : http://www.paris-sansfil.fr/OLSR</text:p>
      <text:h text:style-name="Heading_20_1" text:outline-level="1">Présentation</text:h>
      <text:h text:style-name="Heading_20_2" text:outline-level="2">Déroulement</text:h>
      <text:p text:style-name="Text_20_body">On suit le chapitre Résumé.</text:p>
      <text:h text:style-name="Heading_20_2" text:outline-level="2">Matériel</text:h>
      <text:p text:style-name="Text_20_body">4 PCs au minimum, 5 ce serait sexuel !!</text:p>
      <text:h text:style-name="Heading_20_1" text:outline-level="1">Répartition des tâches</text:h>
      <text:p text:style-name="Text_20_body">A FAIRE</text:p>
      <text:p text:style-name="Standard">Vendredi : </text:p>
      <text:p text:style-name="Standard">Romain et Laurent : Test réel pour un des deux protocoles suivant : AODV ou OLSR</text:p>
      <text:p text:style-name="Standard">Samedi</text:p>
      <text:p text:style-name="Standard">Anthony et Laurent :Test réel pour un des deux protocoles suivant : AODV ou OLSR</text:p>
      <text:h text:style-name="Heading_20_1" text:outline-level="1">Résumé</text:h>
      <text:p text:style-name="Text_20_body"/>
      <text:h text:style-name="Heading_20_2" text:outline-level="2">Environnement mobile</text:h>
      <text:p text:style-name="P1">But:</text:p>
      <text:list text:style-name="L2">
        <text:list-item>
          <text:list>
            <text:list-item>
              <text:p text:style-name="P11">câblage souvent onéreux</text:p>
            </text:list-item>
            <text:list-item>
              <text:p text:style-name="P11">flexibilité d'emploi</text:p>
            </text:list-item>
            <text:list-item>
              <text:p text:style-name="P11">dispersion de l'infrastructure pour une couverture globale</text:p>
            </text:list-item>
            <text:list-item>
              <text:p text:style-name="P11">solution de réseau pour les zones très peu peuplées (opérateurs ne couvrent pas)</text:p>
            </text:list-item>
          </text:list>
        </text:list-item>
      </text:list>
      <text:p text:style-name="Standard"/>
      <text:p text:style-name="P1">Exemples:</text:p>
      <text:list text:style-name="L3">
        <text:list-item>
          <text:list>
            <text:list-item>
              <text:p text:style-name="P12">GSM (pas adhoc)</text:p>
            </text:list-item>
            <text:list-item>
              <text:p text:style-name="P12">aéroports, hôtels (espaces peu équipés en infrastructure de communication lourde)</text:p>
            </text:list-item>
          </text:list>
        </text:list-item>
      </text:list>
      <text:h text:style-name="Heading_20_2" text:outline-level="2">Réseau ad hoc</text:h>
      <text:h text:style-name="Heading_20_3" text:outline-level="3">Définition 1</text:h>
      <text:p text:style-name="P13">C'<text:span text:style-name="T3">est une collection d'entités mobiles interconnectées par une technologie sans fil formant un réseau temporaire sans l'aide de toute administration ou de tout support fixe.</text:span></text:p>
      <text:h text:style-name="Heading_20_3" text:outline-level="3">Définition 2</text:h>
      <text:p text:style-name="P14">Un réseau mobile ad hoc, appelé généralement MANET ( Mobile Ad hoc NETwork ), consiste en une grande population, relativement dense, d'unités mobiles qui se déplacent dans un territoire quelconque et dont le seul moyen de communication est l'utilisation des interfaces sans fil, sans l'aide d'une infrastructure préexistante ou administration centralisée </text:p>
      <text:p text:style-name="P14"/>
      <text:p text:style-name="P14"/>
      <text:p text:style-name="P15">« L'accès à l'information n'importe ou et n'importe quand »</text:p>
      <text:h text:style-name="Heading_20_3" text:outline-level="3">Applications</text:h>
      <text:list text:style-name="L4">
        <text:list-item>
          <text:list>
            <text:list-item>
              <text:p text:style-name="P16">opérations de tactiques (militaires, secours, ...)</text:p>
            </text:list-item>
          </text:list>
        </text:list-item>
      </text:list>
      <text:h text:style-name="Heading_20_3" text:outline-level="3">2 types de réseaux</text:h>
      <text:list text:style-name="L5">
        <text:list-item>
          <text:list>
            <text:list-item>
              <text:p text:style-name="P17">avec infrastructure</text:p>
            </text:list-item>
            <text:list-item>
              <text:p text:style-name="P17">sans infrastructure</text:p>
            </text:list-item>
          </text:list>
        </text:list-item>
      </text:list>
      <text:h text:style-name="Heading_20_3" text:outline-level="3">principes</text:h>
      <text:list text:style-name="L6">
        <text:list-item>
          <text:list>
            <text:list-item>
              <text:p text:style-name="P18">aucune administration centralisée</text:p>
            </text:list-item>
            <text:list-item>
              <text:p text:style-name="P18">aucune limitation de taille (sécurité limitée)</text:p>
            </text:list-item>
            <text:list-item>
              <text:p text:style-name="P18">topologie dynamique</text:p>
            </text:list-item>
            <text:list-item>
              <text:p text:style-name="P18">bande passante limitée</text:p>
            </text:list-item>
            <text:list-item>
              <text:p text:style-name="P18">contraintes d'énergie</text:p>
            </text:list-item>
          </text:list>
        </text:list-item>
      </text:list>
      <text:h text:style-name="Heading_20_3" text:outline-level="3">problèmes / handicaps</text:h>
      <text:list text:style-name="L7">
        <text:list-item>
          <text:list>
            <text:list-item>
              <text:p text:style-name="P19">liens asymétriques (affaiblissements, déphasage dû aux réflexions du signal, évanouissement – fading –, bonne réception dans un sens, mauvaise dans l'autre, routes inverses pas forcément les mêmes que les routes directes)</text:p>
            </text:list-item>
            <text:list-item>
              <text:p text:style-name="P19">interférences (erreurs, diminutions des performances)</text:p>
            </text:list-item>
            <text:list-item>
              <text:p text:style-name="P19">mobilité des noeuds (modification de la topologie, modification du tracé des routes lors des échanges de paquets)</text:p>
            </text:list-item>
          </text:list>
        </text:list-item>
      </text:list>
      <text:h text:style-name="Heading_20_2" text:outline-level="2">Routage</text:h>
      <text:h text:style-name="Heading_20_3" text:outline-level="3">2 types de routage</text:h>
      <text:list text:style-name="L8">
        <text:list-item>
          <text:list>
            <text:list-item>
              <text:p text:style-name="P20">pro-actif (routes établies à l'avance =&gt; échange de tables de routage)</text:p>
            </text:list-item>
            <text:list-item>
              <text:p text:style-name="P20">réactif (recherche des routes à la demande)</text:p>
            </text:list-item>
          </text:list>
        </text:list-item>
      </text:list>
      <text:h text:style-name="Heading_20_3" text:outline-level="3">3 catégories de routage</text:h>
      <text:list text:style-name="L9">
        <text:list-item>
          <text:list>
            <text:list-item>
              <text:p text:style-name="P21">vecteur de distance (AODV et DSDV)</text:p>
            </text:list-item>
            <text:list-item>
              <text:p text:style-name="P21">routage à la source (DSR)</text:p>
            </text:list-item>
            <text:list-item>
              <text:p text:style-name="P21">état du lien (OLSR)</text:p>
            </text:list-item>
          </text:list>
        </text:list-item>
      </text:list>
      <text:h text:style-name="Heading_20_3" text:outline-level="3">Performance</text:h>
      <text:list text:style-name="L10">
        <text:list-item>
          <text:list>
            <text:list-item>
              <text:p text:style-name="P22">réseau dense : protocole réactif très couteux</text:p>
            </text:list-item>
            <text:list-item>
              <text:p text:style-name="P22">réseau fluide : échange abusif d'informations pour le protocole proactif, pour les tables de routage de faible taille</text:p>
            </text:list-item>
          </text:list>
        </text:list-item>
      </text:list>
      <text:h text:style-name="Heading_20_4" text:outline-level="4">Pro-actif</text:h>
      <text:p text:style-name="P23">échange régulier de paquets de contrôle pour créer les tables de routage</text:p>
      <text:p text:style-name="P23">des tables de routage dynamiques permettent de tracer la route optimale</text:p>
      <text:list text:style-name="L11">
        <text:list-item>
          <text:list>
            <text:list-header>
              <text:h text:style-name="P24" text:outline-level="5" text:is-list-header="true">DSDV</text:h>
            </text:list-header>
          </text:list>
        </text:list-item>
      </text:list>
      <text:p text:style-name="P14">(Bellman-Ford + améliorations)</text:p>
      <text:list text:style-name="L11">
        <text:list-item>
          <text:list>
            <text:list-header>
              <text:h text:style-name="P24" text:outline-level="5" text:is-list-header="true">FSR</text:h>
            </text:list-header>
          </text:list>
        </text:list-item>
      </text:list>
      <text:p text:style-name="P14">(oeil de poisson)</text:p>
      <text:list text:style-name="L11">
        <text:list-item>
          <text:list>
            <text:list-header>
              <text:h text:style-name="P24" text:outline-level="5" text:is-list-header="true">HSR</text:h>
            </text:list-header>
          </text:list>
        </text:list-item>
      </text:list>
      <text:p text:style-name="P14">(hiérarchie)</text:p>
      <text:list text:style-name="L11">
        <text:list-item>
          <text:list>
            <text:list-header>
              <text:h text:style-name="P24" text:outline-level="5" text:is-list-header="true">DREAM</text:h>
            </text:list-header>
          </text:list>
        </text:list-item>
      </text:list>
      <text:p text:style-name="P14">(inondation avec les données de localisation)</text:p>
      <text:p text:style-name="P14"/>
      <text:h text:style-name="Heading_20_4" text:outline-level="4">Réactifs</text:h>
      <text:p text:style-name="P23">aucun échange de paquets de contrôle pour construire des tables de routage</text:p>
      <text:p text:style-name="P23">inondation</text:p>
      <text:p text:style-name="P23">consommation de beaucoup de ressources pour découvrir une simple route entre 2 points du réseau.</text:p>
      <text:list text:style-name="L12">
        <text:list-item>
          <text:list>
            <text:list-header>
              <text:h text:style-name="P25" text:outline-level="5" text:is-list-header="true">DSR (Dynamic Source Routing)</text:h>
            </text:list-header>
          </text:list>
        </text:list-item>
      </text:list>
      <text:p text:style-name="P14">Diffusion d'un paquet ROUTE REQUEST par la source en ajoutant le n°&lt;source&gt; dans le champ ROUTE RECORD de la trame.</text:p>
      <text:p text:style-name="P14">Les noeuds suivants diffusent à leur voisin en ajoutant leur n°.</text:p>
      <text:p text:style-name="P14">Lorsque la première trame arrive au destinataire, cette dernière est acceptée. Elle envoie une trame ROUTE REPLY à la source avec le chemin le meilleur.</text:p>
      <text:p text:style-name="P14">La source contient un ROUTE CACHE pour stocker la route.</text:p>
      <text:p text:style-name="P14"/>
      <text:p text:style-name="P14">Procédure de maintenance de routes :</text:p>
      <text:list text:style-name="L13">
        <text:list-item>
          <text:list>
            <text:list-item>
              <text:p text:style-name="P26"><text:span text:style-name="T3">Quand un noeud détecte un problème fatal de transmission, à l'aide de sa couche de liaison, un message </text:span><text:span text:style-name="T4">erreur de route ROUTE ERROR</text:span><text:span text:style-name="T3"> est envoyé à l'émetteur original du paquet.</text:span></text:p>
            </text:list-item>
            <text:list-item>
              <text:p text:style-name="P27">Le message d'erreur contient l'adresse du noeud qui a détecté l'erreur et celle du noeud qui le suit dans le chemin.</text:p>
            </text:list-item>
            <text:list-item>
              <text:p text:style-name="P27">Lors de la réception du paquet <text:span text:style-name="T5">erreur de route </text:span>par l'hôte source, le noeud concerné par l'erreur est supprimé du chemin sauvegardé, et tous les chemins qui contiennent ce noeud sont tronqués à ce point là. Par la suite, une nouvelle opération de découverte de routes vers la destination, est initiée par l'émetteur.</text:p>
            </text:list-item>
          </text:list>
        </text:list-item>
      </text:list>
      <text:p text:style-name="P14"/>
      <text:p text:style-name="P14">Le chemin d'acheminement est contenu dans l'ensemble des trames.</text:p>
      <text:p text:style-name="P14">=&gt; Les noeuds de transit ne stockent pas les routes.</text:p>
      <text:p text:style-name="P14">=&gt; Absence de boucle.</text:p>
      <text:p text:style-name="P14"/>
      <text:p text:style-name="P14">Faiblesse: liens asymétriques =&gt; « ROUTE REPLY » ne peut pas prendre en sens inverse le trajet suivi par « ROUTE REQUEST » =&gt; il faut procéder par inondation pour revenir à la source.</text:p>
      <text:p text:style-name="P14"/>
      <text:p text:style-name="P14"/>
      <text:p text:style-name="P28">Projets DSR</text:p>
      <text:list text:style-name="L14">
        <text:list-item>
          <text:p text:style-name="P29"><text:span text:style-name="T6">DSR-UU, </text:span><text:a xlink:type="simple" xlink:href="http://core.it.uu.se/AdHoc/DsrUUImpl"><text:span text:style-name="T7">http://core.it.uu.se/AdHoc/DsrUUImpl</text:span></text:a></text:p>
        </text:list-item>
        <text:list-item>
          <text:p text:style-name="P29">picoNet - DSR implementation, <text:a xlink:type="simple" xlink:href="http://piconet.sourceforge.net/">http://piconet.sourceforge.net/</text:a> </text:p>
        </text:list-item>
        <text:list-item>
          <text:p text:style-name="P29">Monarch implementation of DSR, <text:a xlink:type="simple" xlink:href="http://www.monarch.cs.rice.edu/dsr-impl.html">http://www.monarch.cs.rice.edu/dsr-impl.html</text:a> </text:p>
        </text:list-item>
        <text:list-item>
          <text:p text:style-name="P30">UC Boulder implementation of DSR, <text:a xlink:type="simple" xlink:href="http://pecolab.colorado.edu/DSR.html">http://pecolab.colorado.edu/DSR.html</text:a> </text:p>
        </text:list-item>
      </text:list>
      <text:p text:style-name="P14"/>
      <text:list text:style-name="L12">
        <text:list-item>
          <text:list>
            <text:list-header>
              <text:h text:style-name="P25" text:outline-level="5" text:is-list-header="true">AODV</text:h>
            </text:list-header>
          </text:list>
        </text:list-item>
      </text:list>
      <text:p text:style-name="P14">(amélioration de DSDV)</text:p>
      <text:p text:style-name="P28">Projets AODV:</text:p>
      <text:list text:style-name="L15">
        <text:list-item>
          <text:p text:style-name="P31">Ad-hoc Support Library and AODV-UIUC, <text:a xlink:type="simple" xlink:href="http://aslib.sourceforge.net/">http://aslib.sourceforge.net</text:a> </text:p>
        </text:list-item>
      </text:list>
      <text:list text:style-name="L16">
        <text:list-item>
          <text:p text:style-name="P32">Embedded AODV &amp; TORA, <text:a xlink:type="simple" xlink:href="http://www.nova-eng.com/novaroam.html">http://www.nova-eng.com/novaroam.html</text:a> </text:p>
        </text:list-item>
        <text:list-item>
          <text:p text:style-name="P32">AODV-UCSB, <text:a xlink:type="simple" xlink:href="http://moment.cs.ucsb.edu/AODV/aodv.html#Implementations">http://moment.cs.ucsb.edu/AODV/aodv.html#Implementations</text:a> </text:p>
        </text:list-item>
        <text:list-item>
          <text:p text:style-name="P32">AODV-UU, <text:a xlink:type="simple" xlink:href="http://core.it.uu.se/adhoc">http://core.it.uu.se/adhoc</text:a> </text:p>
        </text:list-item>
        <text:list-item>
          <text:p text:style-name="P32">HUT AODV for IPv6, <text:a xlink:type="simple" xlink:href="http://www.tml.hut.fi/%7Eajtuomin/manet/aodv/">http://www.tml.hut.fi/~ajtuomin/manet/aodv/</text:a> </text:p>
        </text:list-item>
        <text:list-item>
          <text:p text:style-name="P32">AODV for IPv6 (Based on AODV-UU), <text:a xlink:type="simple" xlink:href="http://www.crl.se/?go=aodv6">http://www.crl.se/?go=aodv6</text:a> </text:p>
        </text:list-item>
        <text:list-item>
          <text:p text:style-name="P33">AODV Kernel, <text:a xlink:type="simple" xlink:href="http://w3.antd.nist.gov/wctg/aodv_kernel/">http://w3.antd.nist.gov/wctg/aodv_kernel/</text:a> </text:p>
        </text:list-item>
      </text:list>
      <text:list text:style-name="L12">
        <text:list-item>
          <text:list>
            <text:list-header>
              <text:h text:style-name="P25" text:outline-level="5" text:is-list-header="true">TORA</text:h>
            </text:list-header>
          </text:list>
        </text:list-item>
      </text:list>
      <text:p text:style-name="P14">(stockage de plusieurs chemins de destination)</text:p>
      <text:list text:style-name="L12">
        <text:list-item>
          <text:list>
            <text:list-header>
              <text:h text:style-name="P25" text:outline-level="5" text:is-list-header="true">RDMAR</text:h>
            </text:list-header>
          </text:list>
        </text:list-item>
      </text:list>
      <text:p text:style-name="P34">(utilise un nouveau mécanisme de découverte des routes: Micro-découverte de Distance Relative – RDM – )</text:p>
      <text:h text:style-name="Heading_20_1" text:outline-level="1">Références</text:h>
      <text:h text:style-name="Heading_20_2" text:outline-level="2">AdHoc_Presentation.pdf</text:h>
      <text:p text:style-name="P35">(document principal pour la création de ce document)</text:p>
      <text:p text:style-name="P35">=&gt; couvre notre sujet (AODV et DSR)</text:p>
      <text:p text:style-name="P35">=&gt; très bon document pour présenter les protocoles de routage en général.</text:p>
      <text:h text:style-name="Heading_20_2" text:outline-level="2">ReseauxAdhoc.pdf</text:h>
      <text:p text:style-name="P35">(http://www.lia.univ-avignon.fr/chercheurs/lemlouma/courses/ReseauxAdHoc.pdf)</text:p>
      <text:p text:style-name="P35">=&gt; couvre notre sujet (AODV et DSR)</text:p>
      <text:p text:style-name="P35">=&gt; plus complet et plus concret, à l'air plus sérieux</text:p>
      <text:p text:style-name="P35">=&gt; ne parle pas vraiment des protocoles dans le détail</text:p>
      <text:h text:style-name="P3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next-style-name="Standard" style:class="text">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1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cm" fo:margin-right="0cm" fo:margin-top="0.82cm" fo:margin-bottom="0.21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801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papuch papuch</meta:initial-creator>
    <meta:creation-date>2005-12-21T11:04:07</meta:creation-date>
    <dc:date>2006-01-04T22:32:06</dc:date>
    <dc:language>fr-FR</dc:language>
    <meta:editing-cycles>84</meta:editing-cycles>
    <meta:editing-duration>PT3H36M27S</meta:editing-duration>
    <meta:user-defined meta:name="Info 1"/>
    <meta:user-defined meta:name="Info 2"/>
    <meta:user-defined meta:name="Info 3"/>
    <meta:user-defined meta:name="Info 4"/>
    <meta:document-statistic meta:table-count="0" meta:image-count="0" meta:object-count="0" meta:page-count="7" meta:paragraph-count="164" meta:word-count="1037" meta:character-count="7045"/>
  </office:meta>
</office:document-meta>
</file>